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26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a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Lifecycle</text:p>
          </table:table-cell>
        </table:table-row>
        <table:table-row table:style-name="ro2">
          <table:table-cell table:number-columns-repeated="2" office:value-type="string" calcext:value-type="string">
            <text:p>Networ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5"/>
          <table:table-cell office:value-type="string" calcext:value-type="string">
            <text:p>Application (singleton)</text:p>
          </table:table-cell>
        </table:table-row>
        <table:table-row table:style-name="ro2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office:value-type="string" calcext:value-type="string">
            <text:p>SegmentService</text:p>
          </table:table-cell>
          <table:table-cell table:number-columns-repeated="2" office:value-type="string" calcext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4:46:13.207546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5-12-26T14:48:35.397987608</dc:date>
    <meta:editing-duration>PT7H51M59S</meta:editing-duration>
    <meta:editing-cycles>4</meta:editing-cycles>
    <meta:generator>LibreOffice/4.2.8.2$Linux_X86_64 LibreOffice_project/420m0$Build-2</meta:generator>
    <meta:document-statistic meta:table-count="1" meta:cell-count="34" meta:object-count="0"/>
  </office:meta>
</office:document-meta>
</file>